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LSE Lecturer 13/12</text:p>
          </table:table-cell>
          <table:table-cell office:value-type="string" calcext:value-type="string">
            <text:p><text:a xlink:href="https://jobs.lse.ac.uk/Vacancies/W/1386/0/281980/15539/assistant-professorial-lecturer-in-geographical-data-science" xlink:type="simple">https://jobs.lse.ac.uk/Vacancies/W/1386/0/281980/15539/assistant-professorial-lecturer-in-geographical-data-scienc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verhulme Oxford 07/12</text:p>
          </table:table-cell>
          <table:table-cell office:value-type="string" calcext:value-type="string">
            <text:p><text:a xlink:href="https://www.jobs.ac.uk/job/CCK762/postdoctoral-researcher-leverhulme-centre-for-demographic-research" xlink:type="simple">https://www.jobs.ac.uk/job/CCK762/postdoctoral-researcher-leverhulme-centre-for-demographic-research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EPSRC schemes?</text:p>
          </table:table-cell>
          <table:table-cell office:value-type="string" calcext:value-type="string">
            <text:p><text:a xlink:href="https://epsrc.ukri.org/skills/fellows/" xlink:type="simple">https://epsrc.ukri.org/skills/fellow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ISER 31/12</text:p>
          </table:table-cell>
          <table:table-cell office:value-type="string" calcext:value-type="string">
            <text:p><text:a xlink:href="https://jobs.liser.lu/jobs/detail/research-associate-post-doc-in-urban-modelling-and-spatial-data-analytics-m-f-ref-20-15-157" xlink:type="simple">https://jobs.liser.lu/jobs/detail/research-associate-post-doc-in-urban-modelling-and-spatial-data-analytics-m-f-ref-20-15-157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CL Eng 9/12 (1y: not interesting→ 31/12)</text:p>
          </table:table-cell>
          <table:table-cell office:value-type="string" calcext:value-type="string">
            <text:p><text:a xlink:href="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" xlink:type="simple">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Oxford: expired?</text:p>
          </table:table-cell>
          <table:table-cell office:value-type="string" calcext:value-type="string">
            <text:p><text:a xlink:href="https://www.geog.ox.ac.uk/news/jobs/" xlink:type="simple">https://www.geog.ox.ac.uk/news/job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Zurich comp soc sci 14/12</text:p>
          </table:table-cell>
          <table:table-cell office:value-type="string" calcext:value-type="string">
            <text:p><text:a xlink:href="https://www.jobs.ethz.ch/job/view/JOPG_ethz_9VurY5OekAs4Mpq6fG" xlink:type="simple">https://www.jobs.ethz.ch/job/view/JOPG_ethz_9VurY5OekAs4Mpq6fG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Observatoire territoires</text:p>
          </table:table-cell>
          <table:table-cell office:value-type="string" calcext:value-type="string">
            <text:p><text:a xlink:href="https://www.place-emploi-public.gouv.fr/offre-emploi/responsable-de-l-equipe-en-charge-de-l-observatoire-des-territoires-reference-2020-425141" xlink:type="simple">https://www.place-emploi-public.gouv.fr/offre-emploi/responsable-de-l-equipe-en-charge-de-l-observatoire-des-territoires-reference-2020-42514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Glasgow</text:p>
          </table:table-cell>
          <table:table-cell office:value-type="string" calcext:value-type="string">
            <text:p><text:a xlink:href="https://www.jobs.ac.uk/job/CCC576/lecturer-senior-lecturer-or-reader-in-geospatial-data-science" xlink:type="simple">https://www.jobs.ac.uk/job/CCC576/lecturer-senior-lecturer-or-reader-in-geospatial-data-scienc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qualif CNU</text:p>
          </table:table-cell>
          <table:table-cell office:value-type="string" calcext:value-type="string">
            <text:p><text:a xlink:href="https://www.conseil-national-des-universites.fr/cnu/#/entite/entiteName/CNU/idChild/32/idNode/3745-3899" xlink:type="simple">https://www.conseil-national-des-universites.fr/cnu/#/entite/entiteName/CNU/idChild/32/idNode/3745-389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ust Twente</text:p>
          </table:table-cell>
          <table:table-cell office:value-type="string" calcext:value-type="string">
            <text:p><text:a xlink:href="https://www.academictransfer.com/en/293240/assistant-professor-in-sustainability-and-complex-adaptive-systems/" xlink:type="simple">https://www.academictransfer.com/en/293240/assistant-professor-in-sustainability-and-complex-adaptive-system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Leeds</text:p>
          </table:table-cell>
          <table:table-cell office:value-type="string" calcext:value-type="string">
            <text:p><text:a xlink:href="https://jobs.leeds.ac.uk/vacancy.aspx?ref=ENVGE1126&amp;s=09" xlink:type="simple">https://jobs.leeds.ac.uk/vacancy.aspx?ref=ENVGE1126&amp;s=0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Wagenigen urban eco</text:p>
          </table:table-cell>
          <table:table-cell office:value-type="string" calcext:value-type="string">
            <text:p><text:a xlink:href="https://www.wur.nl/en/vacancy/AssociateAssistant-Professor-Urban-Economics-Tenure-Track-Position.htm" xlink:type="simple">https://www.wur.nl/en/vacancy/AssociateAssistant-Professor-Urban-Economics-Tenure-Track-Position.htm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Geocomp</text:p>
          </table:table-cell>
          <table:table-cell office:value-type="string" calcext:value-type="string">
            <text:p><text:a xlink:href="https://www.universityvacancies.com/maynooth-university/lecturerassistant-professor-permanent-national-centre-geocomputationdepartment" xlink:type="simple">https://www.universityvacancies.com/maynooth-university/lecturerassistant-professor-permanent-national-centre-geocomputationdepartment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Columbia</text:p>
          </table:table-cell>
          <table:table-cell office:value-type="string" calcext:value-type="string">
            <text:p><text:a xlink:href="https://www.dropbox.com/s/uojratyckqq2b9u/PostDoc_Position.pdf?dl=0" xlink:type="simple">https://www.dropbox.com/s/uojratyckqq2b9u/PostDoc_Position.pdf?dl=0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Liverpool</text:p>
          </table:table-cell>
          <table:table-cell office:value-type="string" calcext:value-type="string">
            <text:p><text:a xlink:href="https://www.jobs.ac.uk/job/CAO399/lecturer-in-data-and-human-geography-grade-8" xlink:type="simple">https://www.jobs.ac.uk/job/CAO399/lecturer-in-data-and-human-geography-grade-8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rosslabs Kyoto</text:p>
          </table:table-cell>
          <table:table-cell office:value-type="string" calcext:value-type="string">
            <text:p><text:a xlink:href="https://www.crosslabs.org/jobs" xlink:type="simple">https://www.crosslabs.org/jobs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elft CUSP</text:p>
          </table:table-cell>
          <table:table-cell office:value-type="string" calcext:value-type="string">
            <text:p><text:a xlink:href="https://www.tudelft.nl/over-tu-delft/werken-bij-tu-delft/vacatures/details/?jobId=603&amp;jobTitle=Postdoc%20Cities%2C%20Machine%20Learning%20and%20Network%20Science" xlink:type="simple">https://www.tudelft.nl/over-tu-delft/werken-bij-tu-delft/vacatures/details/?jobId=603&amp;jobTitle=Postdoc%20Cities%2C%20Machine%20Learning%20and%20Network%20Scienc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SHS</text:p>
          </table:table-cell>
          <table:table-cell office:value-type="string" calcext:value-type="string">
            <text:p><text:a xlink:href="https://inshs.cnrs.fr/fr/appel-candidature-2020-trois-contrats-post-doctoraux-en-shs" xlink:type="simple">https://inshs.cnrs.fr/fr/appel-candidature-2020-trois-contrats-post-doctoraux-en-shs</text:a>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Postdoc Japon Sony labs</text:p>
          </table:table-cell>
          <table:table-cell office:value-type="string" calcext:value-type="string">
            <text:p><text:a xlink:href="https://www.sonycsl.co.jp/wp-content/uploads/2020/05/CSLKyoto_PostDoctoral_EN.pdf" xlink:type="simple">https://www.sonycsl.co.jp/wp-content/uploads/2020/05/CSLKyoto_PostDoctoral_EN.pdf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Venise</text:p>
          </table:table-cell>
          <table:table-cell office:value-type="string" calcext:value-type="string">
            <text:p><text:a xlink:href="https://www.unive.it/pag/fileadmin/user_upload/centri/ECLT/documenti/Call_AREA_ECLT-HSC.pdf" xlink:type="simple">https://www.unive.it/pag/fileadmin/user_upload/centri/ECLT/documenti/Call_AREA_ECLT-HSC.pdf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Helbing</text:p>
          </table:table-cell>
          <table:table-cell office:value-type="string" calcext:value-type="string">
            <text:p><text:a xlink:href="https://jobs.ethz.ch/job/view/2940" xlink:type="simple">https://jobs.ethz.ch/job/view/2940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Aalto</text:p>
          </table:table-cell>
          <table:table-cell office:value-type="string" calcext:value-type="string">
            <text:p><text:a xlink:href="https://www.aalto.fi/en/open-positions/postdoctoral-researcher-in-digital-urban-and-data-analytics" xlink:type="simple">https://www.aalto.fi/en/open-positions/postdoctoral-researcher-in-digital-urban-and-data-analytics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IOER</text:p>
          </table:table-cell>
          <table:table-cell office:value-type="string" calcext:value-type="string">
            <text:p><text:a xlink:href="https://www.ioer.de/1/news/vacancies/" xlink:type="simple">https://www.ioer.de/1/news/vacancies/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CRI</text:p>
          </table:table-cell>
          <table:table-cell office:value-type="string" calcext:value-type="string">
            <text:p><text:a xlink:href="https://research.cri-paris.org/jobs/job-postdoc" xlink:type="simple">https://research.cri-paris.org/jobs/job-postdoc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CR LAET</text:p>
          </table:table-cell>
          <table:table-cell office:value-type="string" calcext:value-type="string">
            <text:p><text:a xlink:href="https://www.concours.developpement-durable.gouv.fr/charge-e-de-recherche-du-developpement-durable-de-a126.html#top" xlink:type="simple">https://www.concours.developpement-durable.gouv.fr/charge-e-de-recherche-du-developpement-durable-de-a126.html#top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tseus 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nure track UNAM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</table:table-row>
        <table:table-row table:style-name="ro1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</table:table-row>
        <table:table-row table:style-name="ro3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</table:table-row>
        <table:table-row table:style-name="ro3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e Kisio 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1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1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1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FORE 24/10</text:p>
          </table:table-cell>
          <table:table-cell/>
        </table:table-row>
        <table:table-row table:style-name="ro1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bos acceuil cnrs</text:p>
          </table:table-cell>
          <table:table-cell/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1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1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etsci</text:p>
          </table:table-cell>
          <table:table-cell office:value-type="string" calcext:value-type="string">
            <text:p><text:a xlink:href="https://netscisociety.net/jobs" xlink:type="simple">https://netscisociety.net/jobs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Jobrxiv</text:p>
          </table:table-cell>
          <table:table-cell office:value-type="string" calcext:value-type="string">
            <text:p><text:a xlink:href="https://jobrxiv.org/" xlink:type="simple">https://jobrxiv.org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5:14:08.138727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0-12-01T16:58:29.833194683</dc:date>
    <meta:editing-duration>P4DT8H1M46S</meta:editing-duration>
    <meta:editing-cycles>61</meta:editing-cycles>
    <meta:generator>LibreOffice/5.4.6.2$MacOSX_X86_64 LibreOffice_project/4014ce260a04f1026ba855d3b8d91541c224eab8</meta:generator>
    <meta:document-statistic meta:table-count="2" meta:cell-count="121" meta:object-count="0"/>
  </office:meta>
</office:document-meta>
</file>